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2639in" fo:margin-left="0in" fo:margin-top="0in" fo:margin-bottom="0in" table:align="left"/>
    </style:style>
    <style:style style:name="Table1.A" style:family="table-column">
      <style:table-column-properties style:column-width="7.2639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7.2639in" fo:margin-left="0in" fo:margin-top="0in" fo:margin-bottom="0in" table:align="left"/>
    </style:style>
    <style:style style:name="Table2.A" style:family="table-column">
      <style:table-column-properties style:column-width="7.2639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7.2639in" fo:margin-left="0in" fo:margin-top="0in" fo:margin-bottom="0in" table:align="left"/>
    </style:style>
    <style:style style:name="Table3.A" style:family="table-column">
      <style:table-column-properties style:column-width="7.2639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7.2639in" fo:margin-left="0in" fo:margin-top="0in" fo:margin-bottom="0in" table:align="left"/>
    </style:style>
    <style:style style:name="Table4.A" style:family="table-column">
      <style:table-column-properties style:column-width="7.2639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PRIMERA FORMA NORMAL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Indica la relación o relaciones que no cumplen esta FN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text:span text:style-name="T1">¿Por qué no se encuentra en 1ª FN?</text:span></text:p>
            <text:p text:style-name="P1"><text:span text:style-name="T1"><text:s/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Indica las relaciones resultantes del proceso de normalizar a 1ª FN:</text:span></text:p>
            <text:p text:style-name="P2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text:span text:style-name="T1">SEGUNDA FORMA NORMAL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Indica la relación o relaciones que no cumplen esta FN</text:span></text:p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<text:span text:style-name="T1">¿Por qué no se encuentra en 2ª FN?</text:span></text:p>
            <text:p text:style-name="P1"><text:span text:style-name="T1"><text:s/>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Indica las relaciones resultantes del proceso de normalizar a 2ª FN:</text:span></text:p>
            <text:p text:style-name="P2"/>
          </table:table-cell>
        </table:table-row>
      </table:table>
      <text:p text:style-name="Standard"/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TERCERA FORMA NORMAL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Indica la relación o relaciones que no cumplen esta FN</text:span></text:p>
            <text:list xml:id="list2234358070" text:style-name="WWNum2">
              <text:list-item>
                <text:p text:style-name="P4">Factura(<text:span text:style-name="T2">NUM_FAC</text:span>, FECHA_FAC, NOM_CLIENTE, DIR_CLIENTE, RIF_CLIENTE, CIUDAD_CLIENTE, TELEF_CLIENTE, CATEGORIA, COD_PROD, DESP_PROD, VAL_UNIT, CANT_PROD)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"><text:span text:style-name="T1">¿Por qué no se encuentra en 3ª FN?</text:span></text:p>
            <text:p text:style-name="P1">Porque hay atributos que no son clave que dependen de otros atributos que no son clave</text:p>
            <text:list xml:id="list2728264908" text:style-name="WWNum3">
              <text:list-item>
                <text:p text:style-name="P5">NOM_CLIENTE, DIR_CLIENTE, CIUDAD_CLIENTE, TELEF_CLIENTE → <text:span text:style-name="T2">RIF_CLIENTE</text:span></text:p>
              </text:list-item>
              <text:list-item>
                <text:p text:style-name="P5">CATEGORIA, DESP_PROD, VAL_UNIT, → <text:span text:style-name="T2">COD_PROD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"><text:span text:style-name="T1">Indica las relaciones resultantes del proceso de normalizar a 3ª FN:</text:span></text:p>
            <text:list xml:id="list1603653990" text:style-name="WWNum1">
              <text:list-item>
                <text:p text:style-name="P6">FACTURA (<text:span text:style-name="T2">NUM_FAC</text:span>, FECHA_FAC, CANT_PROD, <text:span text:style-name="T4">RIF_CLIENTE, COD_PROD</text:span>)</text:p>
              </text:list-item>
              <text:list-item>
                <text:p text:style-name="P6">CLIENTE <text:span text:style-name="T2">(RIF_CLIENTE, </text:span>NOM_CLIENTE, DIR_CLIENTE, CIUDAD_CLIENTE, TELEF_CLIENTE)</text:p>
              </text:list-item>
              <text:list-item>
                <text:p text:style-name="P6">PRODUCTO (<text:span text:style-name="T2">COD_PROD, </text:span>CATEGORIA, DESP_PROD, VAL_UNIT)</text:p>
              </text:list-item>
            </text:list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><text:span text:style-name="T1">ESQUEMA RELACIONAL NORMALIZADO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Indica las relaciones resultantes después de haber normalizado hasta 3ª FN:</text:span></text:p>
            <text:list xml:id="list90940661584080" text:continue-numbering="true" text:style-name="WWNum1">
              <text:list-item>
                <text:p text:style-name="P6">FACTURA (<text:span text:style-name="T2">NUM_FAC</text:span>, FECHA_FAC, CANT_PROD, <text:span text:style-name="T4">RIF_CLIENTE, COD_PROD</text:span>)</text:p>
              </text:list-item>
              <text:list-item>
                <text:p text:style-name="P6">CLIENTE <text:span text:style-name="T2">(RIF_CLIENTE, </text:span>NOM_CLIENTE, DIR_CLIENTE, CIUDAD_CLIENTE, TELEF_CLIENTE)</text:p>
              </text:list-item>
              <text:list-item>
                <text:p text:style-name="P6">PRODUCTO (<text:span text:style-name="T2">COD_PROD, </text:span>CATEGORIA, DESP_PROD, VAL_UNIT)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2" meta:paragraph-count="26" meta:word-count="192" meta:character-count="1373" meta:non-whitespace-character-count="1212"/>
    <meta:generator>LibreOfficeDev/6.0.5.2$Linux_X86_64 LibreOffice_project/</meta:generator>
  </office:meta>
</office:document-meta>
</file>